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goDB for Node.js Developers</text:p>
      <text:p text:style-name="Standard"/>
      <text:p text:style-name="P1">What is MongoDB?</text:p>
      <text:list xml:id="list2557075748074859502" text:style-name="L1">
        <text:list-item>
          <text:p text:style-name="P2">Non-relational, Stores in JSON documents, Horizontally Scaled</text:p>
        </text:list-item>
        <text:list-item>
          <text:p text:style-name="P2">Schemaless -&gt; 2 docs don't need to have the same schema</text:p>
        </text:list-item>
        <text:list-item>
          <text:p text:style-name="P2">Brings together: Scalability &amp; Peformance + Functionality </text:p>
        </text:list-item>
      </text:list>
      <text:p text:style-name="Standard"/>
      <text:p text:style-name="Standard"><text:span text:style-name="T1">Does Not Support</text:span>:</text:p>
      <text:list xml:id="list6937498187320054951" text:style-name="L2">
        <text:list-item>
          <text:p text:style-name="P3">Joins and Transactions (across multiple documents)</text:p>
        </text:list-item>
      </text:list>
      <text:p text:style-name="Standard"/>
      <text:p text:style-name="P1">The Process</text:p>
      <text:list xml:id="list5179156775502775674" text:style-name="L3">
        <text:list-item>
          <text:p text:style-name="P4">Client makes a request that goes to server. <text:s/>Node.JS processes and returns something. <text:s/>If your app neds to store persistent data then use Mongo. <text:s/>App makes a request and Mongo responds when completed.</text:p>
        </text:list-item>
      </text:list>
      <text:p text:style-name="Standard"/>
      <text:p text:style-name="Standard"><text:span text:style-name="T1">Mongo Shell</text:span> <text:s text:c="4"/>(administration interface)</text:p>
      <text:list xml:id="list161536834923111287" text:style-name="L4">
        <text:list-item>
          <text:p text:style-name="P5">Like mongo &amp; node it is a C++ controlled using V8. <text:s/>You can open a terminal and make requests to mongo which will get a reponse. Useful for doing things like: asking questions about configuration, seeing what is stored or debugging app.</text:p>
        </text:list-item>
      </text:list>
      <text:p text:style-name="Standard"/>
      <text:p text:style-name="P1">Driver</text:p>
      <text:list xml:id="list2249024825836666396" text:style-name="L5">
        <text:list-item>
          <text:p text:style-name="P6">This is what is used to communicate between Node and Mongo. Use API to move/insert doc</text:p>
        </text:list-item>
      </text:list>
      <text:p text:style-name="Standard"/>
      <text:p text:style-name="P1">Using Shell to access Mongo in Terminal</text:p>
      <text:list xml:id="list7988069162535595374" text:style-name="L6">
        <text:list-item>
          <text:p text:style-name="P7">Open terminal type: cd \Program Files\MongoDb 2.6 Standard\bin</text:p>
        </text:list-item>
        <text:list-item>
          <text:p text:style-name="P7">start cmd.exe <text:s text:c="7"/>(opens new terminal window cmd.exe)</text:p>
        </text:list-item>
        <text:list-item>
          <text:p text:style-name="P7">mongod.exe <text:s text:c="9"/>(makes old terminal mongo.exe)</text:p>
        </text:list-item>
        <text:list-item>
          <text:p text:style-name="P7">mongo.exe <text:s text:c="10"/>(runs shell to connect to: test)</text:p>
        </text:list-item>
        <text:list-item>
          <text:p text:style-name="P7">JavaScript environment allows to use anything supported by V8 engine</text:p>
        </text:list-item>
      </text:list>
      <text:p text:style-name="Standard"/>
      <text:p text:style-name="P1">Using Shell via Terminal</text:p>
      <text:list xml:id="list1220079740540835365" text:style-name="L7">
        <text:list-item>
          <text:p text:style-name="P8">show dbs <text:s/>| <text:s/>use demo</text:p>
        </text:list-item>
      </text:list>
      <text:p text:style-name="Standard">&gt; db.things.find() <text:s text:c="10"/>//connector to interact with database <text:s text:c="3"/>//Using my DB find all the things</text:p>
      <text:p text:style-name="Standard">&gt; db.things.insert({ "a" : 1, "b" : 2, "c" : 3 })</text:p>
      <text:p text:style-name="Standard">&gt; db.things.find({ "a" : 1 }) <text:s text:c="14"/>//finds documents with only specified field</text:p>
      <text:p text:style-name="Standard">&gt; db.things.find().pretty() <text:s/><text:tab/><text:tab/>//prints a more readable data set</text:p>
      <text:p text:style-name="Standard">&gt; for (var i = 0; i&lt;10; i++) { db.things.insert({ "x" : i }) } <text:s text:c="4"/>//goes through 10 docs inserts 'x'</text:p>
      <text:p text:style-name="Standard"/>
      <text:p text:style-name="P1">Intro to JSON</text:p>
      <text:list xml:id="list3553616890653674060" text:style-name="L8">
        <text:list-item>
          <text:p text:style-name="P9">Basic Structure <text:s text:c="4"/>-- <text:s/>{"a" : 1}</text:p>
        </text:list-item>
        <text:list-item>
          <text:p text:style-name="P9">Value Types<text:tab/> <text:s text:c="5"/>-- <text:s/>string, bool, number</text:p>
        </text:list-item>
        <text:list-item>
          <text:p text:style-name="P9">Basic Nesting<text:tab/> <text:s text:c="5"/>-- <text:s/>arrays, nested objects</text:p>
        </text:list-item>
        <text:list-item>
          <text:p text:style-name="P9">Deep Nesting<text:tab/> <text:s text:c="5"/>-- <text:s/>combines arrays with objects</text:p>
        </text:list-item>
      </text:list>
      <text:p text:style-name="Standard"/>
      <text:p text:style-name="Standard">&gt; var course = db.deepnested.findOne()</text:p>
      <text:p text:style-name="Standard">&gt; course <text:s text:c="20"/>//access the JSON object</text:p>
      <text:p text:style-name="Standard">&gt; course.students</text:p>
      <text:p text:style-name="Standard">&gt; course.students[0].name <text:s text:c="12"/>//call the element<text:tab/> <text:s text:c="3"/>course['students'][0].name</text:p>
      <text:p text:style-name="Standard">&gt; course.students[0].name = "Sue"</text:p>
      <text:p text:style-name="Standard"/>
      <text:p text:style-name="P1"/>
      <text:p text:style-name="P1"><text:soft-page-break/></text:p>
      <text:p text:style-name="Standard"><text:span text:style-name="T1">Asynchronous vs Synchronous</text:span> <text:s text:c="6"/>(Mongo is Sync, and Node is Async)</text:p>
      <text:list xml:id="list3549206106742961790" text:style-name="L9">
        <text:list-item>
          <text:p text:style-name="P10">Names for handling operations that don't require active work on running thread</text:p>
        </text:list-item>
        <text:list-item>
          <text:p text:style-name="P10">When using Asynchronous your able to run calls to the app parallel</text:p>
        </text:list-item>
      </text:list>
      <text:p text:style-name="Standard"/>
      <text:p text:style-name="P1">Node.js</text:p>
      <text:p text:style-name="Standard">function(err, doc) <text:s text:c="3"/>- - <text:s/>common convention for the callback -&gt; take err as 1<text:span text:style-name="T2">st</text:span> param, value as 2<text:span text:style-name="T2">nd</text:span> </text:p>
      <text:p text:style-name="Standard">&gt; node app.js <text:s text:c="10"/>// 'Called findOne!' <text:s text:c="2"/>{ name: 'MongoDB' }</text:p>
      <text:p text:style-name="Standard">&gt; npm install <text:s text:c="10"/>// installs the modules located in package.json <text:s text:c="2"/>(node_modules directory)</text:p>
      <text:p text:style-name="Standard">&gt; npm remove X | <text:s/>npm insall express@3.x</text:p>
      <text:p text:style-name="Standard"/>
      <text:p text:style-name="P1">Creating/Accessing files</text:p>
      <text:list xml:id="list3492775848306146836" text:style-name="L10">
        <text:list-item>
          <text:p text:style-name="P11">make the folder and add/edit source code as .JS file. <text:s/>Navigate via cd + folder. <text:s/></text:p>
        </text:list-item>
        <text:list-item>
          <text:p text:style-name="P11">&gt; node app.js <text:s text:c="8"/>//or location of the file</text:p>
        </text:list-item>
        <text:list-item>
          <text:p text:style-name="P11">'Hello World' app.js file creates a server and tells it what to do when receiving request</text:p>
          <text:p text:style-name="P11"/>
        </text:list-item>
      </text:list>
      <text:p text:style-name="P1">Using Commands</text:p>
      <text:list xml:id="list3375261966049274660" text:style-name="L11">
        <text:list-item>
          <text:p text:style-name="P12"><text:span text:style-name="T1">cd</text:span> <text:s/>(+ folder opens directory) | <text:span text:style-name="T1">ls</text:span> (shows files in folder) | <text:span text:style-name="T1">cls</text:span> (clears prompt)</text:p>
        </text:list-item>
        <text:list-item>
          <text:p text:style-name="P12"><text:span text:style-name="T1">mkdir</text:span> (+ name creates folder) | <text:span text:style-name="T1">ctrl+C</text:span> (if cmd froze) <text:s/>| </text:p>
        </text:list-item>
      </text:list>
      <text:p text:style-name="Standard"/>
      <text:p text:style-name="P1">Express</text:p>
      <text:list xml:id="list5513093852875417790" text:style-name="L12">
        <text:list-item>
          <text:p text:style-name="P13">2 ways Express can get data from client side of an application: use GET and SET</text:p>
        </text:list-item>
      </text:list>
      <text:p text:style-name="Standard"/>
      <text:p text:style-name="P1">MongoDB is Schemaless</text:p>
      <text:p text:style-name="Standard">-- Don't need to have same keys in same document, provides flexibility to add/subtract/change</text:p>
      <text:p text:style-name="Standard"/>
      <text:p text:style-name="P1">JSON Revisited</text:p>
      <text:list xml:id="list4366381112346103614" text:style-name="L13">
        <text:list-item>
          <text:p text:style-name="P14">Arrays<text:tab/><text:tab/>- list of things <text:s text:c="8"/>[]</text:p>
        </text:list-item>
        <text:list-item>
          <text:p text:style-name="P14">Dictionaries <text:s text:c="3"/>- <text:s/>associated maps <text:s/>{}</text:p>
        </text:list-item>
        <text:list-item>
          <text:p text:style-name="P14">{name: "value", city: "value", interests: [1, 2, 3]</text:p>
        </text:list-item>
      </text:list>
      <text:p text:style-name="Standard"/>
      <text:p text:style-name="P1">Modeling our Blog in Mongo</text:p>
      <text:p text:style-name="Standard">posts: <text:s/>{title:"free classes", body:"...", author:"me", date:"8/13", comments:[{name:"Joe", </text:p>
      <text:p text:style-name="Standard"><text:tab/>email: "<text:a xlink:type="simple" xlink:href="mailto:me@me">me@me</text:a>", comment: "hi"{....}],</text:p>
      <text:p text:style-name="Standard">{tags: ["cycling", "education", "startups"]}</text:p>
      <text:p text:style-name="Standard">authors: <text:s text:c="2"/>{_id: "myId", password:"234"}</text:p>
      <text:p text:style-name="Standard"/>
      <text:p text:style-name="Standard">Week 2</text:p>
      <text:p text:style-name="Standard"><text:span text:style-name="T1">CRUD</text:span> <text:s/>- <text:s/>create = Insert, read = Find, update = Update, delete = Delete</text:p>
      <text:p text:style-name="Standard">-- Operation exists as methods/functions</text:p>
      <text:p text:style-name="Standard"/>
      <text:p text:style-name="P1">Connecting to the Mongo Shell</text:p>
      <text:p text:style-name="Standard">&gt; cd \Program Files\MongoDb 2.6 Standard\bin</text:p>
      <text:p text:style-name="Standard">-- Use <text:span text:style-name="T1">^</text:span> arrow to reload previous statement. Use <text:span text:style-name="T1">Ctrl + A</text:span> go to beginning, Home or End</text:p>
      <text:p text:style-name="Standard"/>
      <text:p text:style-name="P1">Inserting Docs</text:p>
      <text:p text:style-name="Standard">doc = {'name' : 'smith', 'age' : '30', 'profession' : 'hacker'} <text:s text:c="3"/>//use this in place of doc to direct insert</text:p>
      <text:p text:style-name="Standard">&gt; db.people.insert( doc )<text:tab/><text:tab/>//interprets as name of collection inside current database</text:p>
      <text:p text:style-name="Standard">&gt; db.people.find()<text:tab/><text:tab/><text:tab/>//see what's there</text:p>
      <text:p text:style-name="Standard">-- You get back a '_id' : ObjectId <text:s text:c="2"/>-- <text:s/>which is the primary field</text:p>
      <text:p text:style-name="Standard">&gt; db.people.findOne({'name' : 'jones' }) <text:s text:c="13"/>//finds document with named parameters</text:p>
      <text:p text:style-name="Standard"><text:soft-page-break/>&gt; <text:s/>db.people.findOne({'name' : true, '_id' : false}) <text:s text:c="10"/>//specifying certain fields to retrieve </text:p>
      <text:p text:style-name="Standard"/>
      <text:p text:style-name="P1">The find field</text:p>
      <text:p text:style-name="Standard">&gt; db.scores.find({ student: 19 , type : "essay" }, {"score" : true , "_id" : false });</text:p>
      <text:p text:style-name="Standard"/>
      <text:p text:style-name="P1">Query Operators</text:p>
      <text:p text:style-name="Standard">&gt; db.scores.find({score : { $gt : 95 }}); <text:s text:c="10"/>//score should be greater then 95</text:p>
      <text:p text:style-name="Standard">&gt; db.scores.find({score : { $gte : 95, $lte : 98 } , type : "essay"}); <text:s text:c="4"/>//between 95-98 w/ type essay</text:p>
      <text:p text:style-name="Standard">&gt; db.people.find({ name : { $lt : "D" }});</text:p>
      <text:p text:style-name="Standard"/>
      <text:p text:style-name="P1">Using $exists, $type + true or false<text:tab/> <text:s/><text:tab/><text:tab/><text:span text:style-name="T3">- Use to return a list of users meet parameters</text:span></text:p>
      <text:p text:style-name="Standard">&gt; db.people.find ({ profession : { $exists : false }}); <text:s text:c="10"/>//say true or false</text:p>
      <text:p text:style-name="Standard">&gt; db.people.find ({ name : { $type : 2 }});<text:tab/><text:tab/><text:tab/>//type for 'string' is 2 – search bson types</text:p>
      <text:p text:style-name="Standard"/>
      <text:p text:style-name="Standard"><text:span text:style-name="T1">Regular Expressions</text:span><text:tab/><text:tab/>- <text:s/>Allows you to do complicated string matching inside of fields</text:p>
      <text:p text:style-name="Standard">&gt; db.people.find({ name : { $regex : "a"}});<text:tab/><text:tab/>//find all people with an 'a' in their name</text:p>
      <text:p text:style-name="Standard">&gt; db.people.find({ name : { $regex : "$e"}});<text:tab/><text:tab/>//ends with the letter 'e'</text:p>
      <text:p text:style-name="Standard">&gt; db.people.find({ name : { $regex : "^A" }});<text:tab/><text:tab/>// ^ must begin with whatever follows</text:p>
      <text:p text:style-name="Standard"/>
      <text:p text:style-name="Standard"><text:span text:style-name="T1">Using $or</text:span><text:tab/> <text:s text:c="7"/>- Prefix operator (takes an <text:span text:style-name="T1">array</text:span> as an operand) Matches any that meet criteria</text:p>
      <text:p text:style-name="Standard">&gt; db.people.find({$or : [{ name : { $regex : 'e$' }}, {age : { $exists : true }}]});</text:p>
      <text:p text:style-name="Standard"/>
      <text:p text:style-name="P1">Using $and</text:p>
      <text:p text:style-name="Standard">&gt; db.people.find({$and : [{name : { $gt : 'C' }}, {name : { $regex : "a"}}]});</text:p>
      <text:p text:style-name="Standard"/>
      <text:p text:style-name="P1">Querying inside Arrays</text:p>
      <text:p text:style-name="Standard"><text:s/>&gt; db.accounts.insert({name : "howard", favorites : ["pretzels", "beer"]});</text:p>
      <text:p text:style-name="Standard"><text:s/>&gt; db.accounts.insert({ favorites : 'pretzels, name : {$gt : 'H'}}); </text:p>
      <text:p text:style-name="Standard"/>
      <text:p text:style-name="P1">Using $in and $all<text:tab/><text:tab/>- <text:span text:style-name="T3">Takes in an array <text:s text:c="2"/>//Returns documents with the Field queried</text:span></text:p>
      <text:p text:style-name="Standard">&gt; db.accounts.find({favorites : {$all : ['pretzels', 'beer']}}); <text:s text:c="7"/>//matches All elements in the field</text:p>
      <text:p text:style-name="Standard">&gt; db.accounts.find({name : {$in : ['Howard', 'John"]}}); <text:s text:c="9"/>//returns docs with at least 1 el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1M13S</meta:editing-duration>
    <meta:editing-cycles>8</meta:editing-cycles>
    <meta:generator>OpenOffice.org/3.4.1$Win32 OpenOffice.org_project/341m1$Build-9593</meta:generator>
    <dc:date>2014-08-23T22:24:33.85</dc:date>
    <meta:document-statistic meta:table-count="0" meta:image-count="0" meta:object-count="0" meta:page-count="3" meta:paragraph-count="100" meta:word-count="983" meta:character-count="6038"/>
    <meta:user-defined meta:name="Info 1"/>
    <meta:user-defined meta:name="Info 2"/>
    <meta:user-defined meta:name="Info 3"/>
    <meta:user-defined meta:name="Info 4"/>
  </office:meta>
</office:document-meta>
</file>